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vurCondensed-Bold" svg:font-family="GravurCondensed-Bold"/>
    <style:font-face style:name="Linux Libertine O" svg:font-family="'Linux Libertine O'"/>
    <style:font-face style:name="Symbola" svg:font-family="Symbol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a4f8" officeooo:paragraph-rsid="001106d4"/>
    </style:style>
    <style:style style:name="P2" style:family="paragraph" style:parent-style-name="Standard">
      <style:text-properties officeooo:paragraph-rsid="001106d4"/>
    </style:style>
    <style:style style:name="T1" style:family="text">
      <style:text-properties style:font-name="Linux Libertine O" style:font-name-asian="Linux Libertine O" style:font-name-complex="Linux Libertine O"/>
    </style:style>
    <style:style style:name="T2" style:family="text">
      <style:text-properties style:font-name="Symbola" style:font-name-asian="Symbola" style:font-name-complex="Symbola"/>
    </style:style>
    <style:style style:name="T3" style:family="text">
      <style:text-properties style:font-name="Symbola" officeooo:rsid="0014469e" style:font-name-asian="Symbola" style:font-name-complex="Symbola"/>
    </style:style>
    <style:style style:name="T4" style:family="text">
      <style:text-properties style:font-name="Symbola" officeooo:rsid="0012a4f8" style:font-name-asian="Symbola" style:font-name-complex="Symbola"/>
    </style:style>
    <style:style style:name="T5" style:family="text">
      <style:text-properties fo:font-variant="normal" fo:text-transform="none" fo:color="#222222" style:font-name="Symbola" fo:letter-spacing="normal" fo:font-style="normal" fo:font-weight="bold" officeooo:rsid="0014469e" style:font-name-asian="Symbola" style:font-name-complex="Symbol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🠊🠚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vurCondensed-Bold" svg:font-family="GravurCondensed-Bold"/>
    <style:font-face style:name="Linux Libertine O" svg:font-family="'Linux Libertine O'"/>
    <style:font-face style:name="Symbola" svg:font-family="Symbol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seyin Sevay</meta:initial-creator>
    <meta:creation-date>2016-12-14T20:12:52.795577223</meta:creation-date>
    <dc:date>2016-12-14T20:51:30.785920212</dc:date>
    <dc:creator>Huseyin Sevay</dc:creator>
    <meta:editing-duration>PT18M1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5.2.2.2$Linux_X86_64 LibreOffice_project/20m0$Build-2</meta:generator>
  </office:meta>
</office:document-meta>
</file>